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6.244cm" fo:margin-left="-0.259cm" table:align="left"/>
    </style:style>
    <style:style style:name="Tableau1.A" style:family="table-column">
      <style:table-column-properties style:column-width="4.002cm"/>
    </style:style>
    <style:style style:name="Tableau1.B" style:family="table-column">
      <style:table-column-properties style:column-width="6.249cm"/>
    </style:style>
    <style:style style:name="Tableau1.C" style:family="table-column">
      <style:table-column-properties style:column-width="5.992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loext:contextual-spacing="false" fo:line-height="100%"/>
      <style:text-properties fo:font-weight="bold" style:font-weight-asian="bold"/>
    </style:style>
    <style:style style:name="P2" style:family="paragraph" style:parent-style-name="Normal">
      <style:paragraph-properties fo:margin-top="0cm" fo:margin-bottom="0cm" loext:contextual-spacing="false" fo:line-height="100%"/>
    </style:style>
    <style:style style:name="P3" style:family="paragraph" style:parent-style-name="Normal" style:master-page-name="MP0">
      <style:paragraph-properties style:page-number="auto" fo:break-before="page"/>
    </style:style>
    <style:style style:name="P4" style:family="paragraph" style:parent-style-name="Normal">
      <style:paragraph-properties fo:margin-top="0cm" fo:margin-bottom="0cm" loext:contextual-spacing="false" fo:line-height="100%"/>
      <style:text-properties officeooo:rsid="001d6003" officeooo:paragraph-rsid="001d6003"/>
    </style:style>
    <style:style style:name="T1" style:family="text">
      <style:text-properties officeooo:rsid="001f2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éflexion de groupe V : Quelques informations statistiques</text:p>
      <text:p text:style-name="Normal"/>
      <text:p text:style-name="Normal">Objectif de cette fonctionnalité : « programmer un ensemble de fonctions permettant d'extraire des informations pertinentes d'un ensemble de tweets »</text:p>
      <text:p text:style-name="Normal"/>
      <text:p text:style-name="Normal">Le réel besoin est donc d’analyser la ‘popularité’ des tweets, les sujets récurrents (qu’on retrouve le plus souvent soit sur tweeter, soit sur la page d’un candidat)</text:p>
      <text:p text:style-name="Normal"/>
      <text:p text:style-name="Normal">Pour cela, on doit déjà construire une database – on ‘recrée’ une database à partir de celle de l’énoncé</text:p>
      <text:p text:style-name="Normal">Quelques propositions de fonction à écrire :</text:p>
      <text:p text:style-name="Normal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Nom fonction</text:p>
          </table:table-cell>
          <table:table-cell table:style-name="Tableau1.A1" office:value-type="string">
            <text:p text:style-name="P1">Description</text:p>
          </table:table-cell>
          <table:table-cell table:style-name="Tableau1.A1" office:value-type="string">
            <text:p text:style-name="P1">Commentaires</text:p>
          </table:table-cell>
        </table:table-row>
        <table:table-row>
          <table:table-cell table:style-name="Tableau1.A1" office:value-type="string">
            <text:p text:style-name="P2">max_retweeted</text:p>
          </table:table-cell>
          <table:table-cell table:style-name="Tableau1.A1" office:value-type="string">
            <text:p text:style-name="P2">renvoie le tweet le plus ‘retweeté’ de tous les tweets du dataframe</text:p>
          </table:table-cell>
          <table:table-cell table:style-name="Tableau1.A1" office:value-type="string">
            <text:p text:style-name="P4">Copier-collé arrangé de l’exemple du cours</text:p>
          </table:table-cell>
        </table:table-row>
        <table:table-row>
          <table:table-cell table:style-name="Tableau1.A1" office:value-type="string">
            <text:p text:style-name="P2">max_retweeted_user</text:p>
          </table:table-cell>
          <table:table-cell table:style-name="Tableau1.A1" office:value-type="string">
            <text:p text:style-name="P2">renvoie le tweet le plus ‘retweeté’ du ‘user’ </text:p>
          </table:table-cell>
          <table:table-cell table:style-name="Tableau1.A1" office:value-type="string">
            <text:p text:style-name="P4">Problème pour le faire car le dataframe que nous avons récupérer ne contient pas de users</text:p>
          </table:table-cell>
        </table:table-row>
        <table:table-row>
          <table:table-cell table:style-name="Tableau1.A1" office:value-type="string">
            <text:p text:style-name="P4">le_plu<text:span text:style-name="T1">s</text:span>_recent</text:p>
          </table:table-cell>
          <table:table-cell table:style-name="Tableau1.A1" office:value-type="string">
            <text:p text:style-name="P4">Renvoie le tweet le plus recent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4">max_likes</text:p>
          </table:table-cell>
          <table:table-cell table:style-name="Tableau1.A1" office:value-type="string">
            <text:p text:style-name="P4">Renvoie la fonction qui a le plus de likes</text:p>
          </table:table-cell>
          <table:table-cell table:style-name="Tableau1.A1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title/>
    <dc:description/>
    <dc:subject/>
    <meta:initial-creator>Actif</meta:initial-creator>
    <meta:creation-date>2018-11-15T10:06:00Z</meta:creation-date>
    <dc:date>2018-11-16T09:55:17.331000000</dc:date>
    <meta:editing-cycles>3</meta:editing-cycles>
    <meta:editing-duration>PT57M35S</meta:editing-duration>
    <meta:document-statistic meta:table-count="1" meta:image-count="0" meta:object-count="0" meta:page-count="1" meta:paragraph-count="18" meta:word-count="146" meta:character-count="927" meta:non-whitespace-character-count="797"/>
    <meta:template xlink:type="simple" xlink:actuate="onRequest" xlink:title="" xlink:href="Normal"/>
  </office:meta>
</office:document-meta>
</file>